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empty-setup-new-repo-echo"/>echo "# ERP2.0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Kartiksrit/ERP2.0.git</text:p>
      <text:p text:style-name="P1">git push -u origin ma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1:32:17.413795388</meta:creation-date>
    <dc:date>2024-08-01T11:34:06.084297422</dc:date>
    <meta:editing-duration>PT1M49S</meta:editing-duration>
    <meta:editing-cycles>1</meta:editing-cycles>
    <meta:document-statistic meta:table-count="0" meta:image-count="0" meta:object-count="0" meta:page-count="1" meta:paragraph-count="7" meta:word-count="29" meta:character-count="184" meta:non-whitespace-character-count="162"/>
    <meta:generator>LibreOffice/7.3.7.2$Linux_X86_64 LibreOffice_project/30$Build-2</meta:generator>
  </office:meta>
</office:document-meta>
</file>